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TIM2_CH1</text:p>
          </table:table-cell>
          <table:table-cell table:number-columns-repeated="5"/>
          <table:table-cell office:value-type="string" calcext:value-type="string">
            <text:p>USART2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table:number-columns-repeated="5"/>
          <table:table-cell office:value-type="string" calcext:value-type="string">
            <text:p>USART2_RTS_DE</text:p>
          </table:table-cell>
          <table:table-cell/>
          <table:table-cell office:value-type="string" calcext:value-type="string">
            <text:p>TIM15_CH1N</text:p>
          </table:table-cell>
          <table:table-cell table:number-columns-repeated="5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5"/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UCPD1_FRSTX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LPUART1_RX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USART2_CK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UCPD1_FRSTX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COMP1_OUT</text:p>
          </table:table-cell>
          <table:table-cell table:number-columns-repeated="3"/>
          <table:table-cell office:value-type="string" calcext:value-type="string">
            <text:p>LPUART1_CTS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COMP2_OUT</text:p>
          </table:table-cell>
          <table:table-cell table:number-columns-repeated="5"/>
          <table:table-cell office:value-type="string" calcext:value-type="string">
            <text:p>UCPD1_FRSTX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/>
          <table:table-cell office:value-type="string" calcext:value-type="string">
            <text:p>I2C3_SCL</text:p>
          </table:table-cell>
          <table:table-cell/>
          <table:table-cell office:value-type="string" calcext:value-type="string">
            <text:p>I2C2_SDA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/>
          <table:table-cell office:value-type="string" calcext:value-type="string">
            <text:p>SAI1_CK2</text:p>
          </table:table-cell>
          <table:table-cell/>
          <table:table-cell office:value-type="string" calcext:value-type="string">
            <text:p>SAI1_SCK_A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3"/>
          <table:table-cell office:value-type="string" calcext:value-type="string">
            <text:p>SAI1_FS_A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7_BKIN</text:p>
          </table:table-cell>
          <table:table-cell/>
          <table:table-cell office:value-type="string" calcext:value-type="string">
            <text:p>USB_CRS_SYNC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5"/>
          <table:table-cell office:value-type="string" calcext:value-type="string">
            <text:p>SPI2_MOSI/I2S2_SD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I2SCKI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_DE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1_ETR</text:p>
          </table:table-cell>
          <table:table-cell table:number-columns-repeated="3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SWDIO/JTMS</text:p>
          </table:table-cell>
          <table:table-cell office:value-type="string" calcext:value-type="string">
            <text:p>TIM16_CH1N</text:p>
          </table:table-cell>
          <table:table-cell table:number-columns-repeated="2"/>
          <table:table-cell office:value-type="string" calcext:value-type="string">
            <text:p>I2C1_SCL</text:p>
          </table:table-cell>
          <table:table-cell office:value-type="string" calcext:value-type="string">
            <text:p>IR_OUT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2"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WCLK/JTCK</text:p>
          </table:table-cell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7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USART4_RTS_DE</text:p>
          </table:table-cell>
          <table:table-cell office:value-type="string" calcext:value-type="string">
            <text:p>TIM1_BKIN</text:p>
          </table:table-cell>
          <table:table-cell table:number-columns-repeated="4"/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TIM1_CH2N</text:p>
          </table:table-cell>
          <table:table-cell table:number-columns-repeated="7"/>
          <table:table-cell office:value-type="string" calcext:value-type="string">
            <text:p>UCPD1_FRSTX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  <table:table-cell office:value-type="string" calcext:value-type="string">
            <text:p>TIM3_CH4</text:p>
          </table:table-cell>
          <table:table-cell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COMP4_OUT</text:p>
          </table:table-cell>
          <table:table-cell table:number-columns-repeated="3"/>
          <table:table-cell office:value-type="string" calcext:value-type="string">
            <text:p>LPUART1_RTS_DE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table:number-columns-repeated="10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USB_CRS_SYNC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3"/>
          <table:table-cell office:value-type="string" calcext:value-type="string">
            <text:p>SAI1_SCK_B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TIM17_BKIN</text:p>
          </table:table-cell>
          <table:table-cell table:number-columns-repeated="3"/>
          <table:table-cell office:value-type="string" calcext:value-type="string">
            <text:p>SAI1_MCLK_B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SAI1_SD_B</text:p>
          </table:table-cell>
          <table:table-cell table:number-columns-repeated="2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table:number-columns-repeated="2"/>
          <table:table-cell office:value-type="string" calcext:value-type="string">
            <text:p>TIM8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4_OUT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LPTIM1_ETR</text:p>
          </table:table-cell>
          <table:table-cell table:number-columns-repeated="2"/>
          <table:table-cell office:value-type="string" calcext:value-type="string">
            <text:p>SAI1_FS_B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USART1_RX</text:p>
          </table:table-cell>
          <table:table-cell office:value-type="string" calcext:value-type="string">
            <text:p>COMP3_OUT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LPTIM1_IN2</text:p>
          </table:table-cell>
          <table:table-cell table:number-columns-repeated="2"/>
          <table:table-cell office:value-type="string" calcext:value-type="string">
            <text:p>UART4_CT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SAI1_CK1</text:p>
          </table:table-cell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TIM8_CH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SAI1_MCLK_A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SAI1_D2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R_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TIM8_CH3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SAI1_FS_A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5"/>
          <table:table-cell office:value-type="string" calcext:value-type="string">
            <text:p>USART3_TX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SAI1_SCK_A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5"/>
          <table:table-cell office:value-type="string" calcext:value-type="string">
            <text:p>USART3_RX</text:p>
          </table:table-cell>
          <table:table-cell office:value-type="string" calcext:value-type="string">
            <text:p>LPUART1_TX</text:p>
          </table:table-cell>
          <table:table-cell table:number-columns-repeated="6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LPUART1_RTS_DE</text:p>
          </table:table-cell>
          <table:table-cell table:number-columns-repeated="6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5"/>
          <table:table-cell office:value-type="string" calcext:value-type="string">
            <text:p>SPI2_SCK/I2S2_CK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LPUART1_CTS</text:p>
          </table:table-cell>
          <table:table-cell table:number-columns-repeated="6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5_CH1</text:p>
          </table:table-cell>
          <table:table-cell table:number-columns-repeated="3"/>
          <table:table-cell office:value-type="string" calcext:value-type="string">
            <text:p>SPI2_MISO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RTS_DE</text:p>
          </table:table-cell>
          <table:table-cell office:value-type="string" calcext:value-type="string">
            <text:p>COMP4_OUT</text:p>
          </table:table-cell>
          <table:table-cell table:number-columns-repeated="6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SPI2_MOSI/I2S2_SD</text:p>
          </table:table-cell>
          <table:table-cell table:number-columns-repeated="9"/>
          <table:table-cell office:value-type="string" calcext:value-type="string">
            <text:p>EVENT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9:43:14.833000000</meta:creation-date>
    <dc:date>2023-04-12T22:07:38.002000000</dc:date>
    <meta:editing-duration>PT2H24M10S</meta:editing-duration>
    <meta:editing-cycles>28</meta:editing-cycles>
    <meta:generator>LibreOffice/7.5.1.2$Windows_X86_64 LibreOffice_project/fcbaee479e84c6cd81291587d2ee68cba099e129</meta:generator>
    <meta:document-statistic meta:table-count="1" meta:cell-count="296" meta:object-count="0"/>
  </office:meta>
</office:document-meta>
</file>